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4" style:num-prefix="(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5" style:num-suffix=")" style:num-format="1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7" style:num-suffix=")" style:num-format="i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9" style:num-suffix=".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14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4" style:num-prefix="(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5" style:num-suffix=")" style:num-format="1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7" style:num-suffix=")" style:num-format="i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9" style:num-suffix=".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1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4" style:num-prefix="(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5" style:num-suffix=")" style:num-format="1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7" style:num-suffix=")" style:num-format="i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9" style:num-suffix=".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18">
      <text:list-level-style-number text:level="1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suffix=".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prefix="(" style:num-suffix=")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19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4" style:num-prefix="(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5" style:num-suffix=")" style:num-format="1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7" style:num-suffix=")" style:num-format="i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9" style:num-suffix=".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23">
      <text:list-level-style-number text:level="1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6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7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8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9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P1" style:parent-style-name="NoSpacing" style:master-page-name="MPF0" style:family="paragraph">
      <style:paragraph-properties fo:break-before="page"/>
    </style:style>
    <style:style style:name="P2" style:parent-style-name="NoSpacing" style:family="paragraph">
      <style:paragraph-properties>
        <style:tab-stops>
          <style:tab-stop style:type="left" style:position="2.5208in"/>
        </style:tab-stops>
      </style:paragraph-properties>
    </style:style>
    <number:date-style style:name="N3" number:language="en" number:country="US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style:style style:name="P4" style:parent-style-name="Normal" style:family="paragraph">
      <style:paragraph-properties fo:break-before="page" fo:line-height="100%" fo:text-indent="0in"/>
      <style:text-properties fo:hyphenate="false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P14" style:parent-style-name="Normal" style:family="paragraph">
      <style:paragraph-properties fo:text-indent="0in"/>
    </style:style>
  </office:automatic-styles>
  <office:body>
    <office:text text:use-soft-page-breaks="true">
      <text:p text:style-name="P1">Jonathan Trent Patterson</text:p>
      <text:p text:style-name="NoSpacing">McFall</text:p>
      <text:p text:style-name="NoSpacing">ENG-155</text:p>
      <text:p text:style-name="P2"><text:date style:data-style-name="N3">October 7, 2018</text:date></text:p>
      <text:p text:style-name="Title">The Effects of Smoking</text:p>
      <text:p text:style-name="Normal">Smoking costs<text:s/>the smoker a lot of money,<text:s/>and can<text:s/>lead to cancer,<text:s/>health issues, and<text:s/>it<text:s/>is<text:s/>nasty.<text:s/>Cigarettes<text:s/>have an average of<text:s/>cost around $5.51<text:s/>a pack<text:s/>the price in most states is six to<text:s/>eight<text:s/>dollars. New York<text:s/>has the most expensive cigarettes in the country at $12.85 a pack<text:s/>(Prices Of Cigarettes By State).<text:s/>If<text:s/>one<text:s/>smokes<text:s/>a pack a day for a year<text:s/>they would<text:s/>spend over $2000<text:s/>dollars<text:s/>on average.<text:s/>What<text:s/>they<text:s/>spend on<text:s/>cigarettes<text:s/>in<text:s/>ten<text:s/>years could buy<text:s/>them<text:s/>a nice car.<text:s/>It would be around $20,000 to $21,000, and much more in other states where taxes are higher.<text:s/>There are many<text:s/>other<text:s/>effects of smoking,<text:s/>such as<text:s/>cancer,<text:s/>asthma, diseases,<text:s/>and bone problems.<text:s/></text:p>
      <text:p text:style-name="Normal">Smoking can cause cancer in<text:s/>almost<text:s/>any part of<text:s/>the<text:s/>body,<text:s/>such as<text:s/>the<text:s/>bladder, esophagus, kidney, liver, pancreas, trachea, bronchus, lungs, and much more.<text:s/>Smoking<text:s/>accounts<text:s/>for<text:s/>30% of all cancer deaths.<text:s/>People that smoke<text:s/>also increases the risk of dying from cancer<text:s/>more<text:s/>than people that don’t smoke.<text:s/><text:s/>Smoking<text:s/>cigarettes<text:s/>causes most cases of<text:s/>lung cancer,<text:s/>approximately<text:s/>87% of cases come from smoking.<text:s/>There is a percentage of people that have lung cancer that have never smoked because of second hand smoke. Some people<text:s/>also<text:s/>get it for<text:s/>other<text:s/>unknown<text:s/>reasons.<text:s/>(Wanjek)</text:p>
      <text:p text:style-name="Normal">For people with asthma smoking can trigger an attack and or make the attack much worse.<text:s/>If<text:s/>they<text:s/>have asthma,<text:s/>smoking<text:s/>can make it worse;<text:s/>overtime it may cause,<text:s/>Chronic Obstructive pulmonary disease<text:s/>(COPD),<text:s/>a<text:s/>lung disease<text:s/>that obstructs the airflow and interferes<text:s/>with normal breathing.<text:s/>COPD includes chronic bronchitis and emphysema.<text:s/>Not everyone who smokes will develop COPD. Most studies show that 20-30% will be<text:s/>diagnosed<text:s/>with it.<text:s/>(Chronic Obstructive Pulmonary Disease (COPD))<text:s/>My papa smokes and has<text:s/>been<text:s/>diagnosed<text:s/>to have<text:s/>COPD;<text:s/>he<text:s/>has difficulty breathing and<text:s/>must<text:s/>be on oxygen daily.</text:p>
      <text:p text:style-name="Normal">Smoking can also cause<text:s/>diseases<text:s/>such as lung<text:s/>diseases,<text:s/>cardiovascular diseases, heart diseases. Smoking can cause strokes<text:s/>which<text:s/>lead to deaths.<text:s/>Smoking can cause blockages and reduce blood flow.<text:s/>Smoking is a cause of type 2 diabetes. The risk of<text:s/>developing<text:s/>diabetes is<text:s/>30-40% higher for people who smoke than people that do not smoke.<text:s/>People with diabetes that smoke<text:s/>may have issues with<text:s/>insulin<text:s/>dosing.<text:s/>It also makes<text:s/>diabetes<text:s/>harder to control.<text:s/>Smoking is a major cause of Cardiovascular disease<text:s/>(CVD).<text:s/>Smoking can rise triglycerides,<text:s/>that is<text:s/>a<text:s/>type of fat in the blood.<text:s/>It can<text:s/>also<text:s/>lower good cholesterol.<text:s/>It can damage cells that line the blood vessels and increase the<text:s/>buildup<text:s/>of plaque.<text:s/>These things can lead to a heart attack.<text:s/>(Centers for Disease Control and Prevention)</text:p>
      <text:p text:style-name="Normal">Smoking can also affect<text:s/>the<text:s/>bones, it can cause weaker bones and arthritis,<text:s/>and<text:s/>increase the risk for broken bones.<text:s/>There<text:s/>have been several research<text:s/>studies<text:s/>that have<text:s/>identified<text:s/>smoking as a risk factor of osteoporosis and can cause bone fractures.<text:s/>Osteoporosis<text:s/>is a<text:s/>condition<text:s/>that weakens<text:s/>the<text:s/>bones and makes a fracture more likely.<text:s/>Studies have shown a direct relationship between using tobacco and increased bone density.<text:s/>(Smoking and Bone Health)<text:s/>Smoking cigarettes can also harm the immune system<text:s/>and cause gum disease.<text:s/>It will weaken the immune system and make it harder to fight off infection.<text:s/>If<text:s/>someone<text:s/>has<text:s/>damage to<text:s/>their<text:s/>gums smoking can make it harder for<text:s/>them<text:s/>to heal.<text:s/>(Centers for Disease Control and Prevention)<text:s/>Treatment for gum disease may not work well for people who smoke.<text:s/>Smoking is an important cause of gum disease and can make<text:s/>their<text:s/>teeth fall out.<text:s/></text:p>
      <text:p text:style-name="Normal">Smoking can also cause loss of vision or blindness.<text:s/>Smoking can increase<text:s/>the risk of age related of matricula degeneration<text:s/>(AMD),<text:s/>it is<text:s/>an<text:s/>eye disease that affects<text:s/>a persons<text:s/>central vision,<text:s/>which<text:s/>is<text:s/>the<text:s/>major cause of<text:s/>blindness in older people.<text:s/>Another<text:s/>vision problem<text:s/>caused by<text:s/>smoking<text:s/>is that it<text:s/>can lead to cataracts.<text:s/>Cataracts causes blurry vision<text:s/>that worsens over time and can lead to serious vison loss.</text:p>
      <text:p text:style-name="Normal">There are also mental health conditions such as depression and anxiety associated with smoking.<text:s/>Smoking is more common among people with mental health<text:s/>conditions.<text:s/>About three out of ten<text:s/>cigarettes<text:s/>smoked in the united states<text:s/>are smoked by people with mental health issues.<text:s/>It is uncertain why<text:s/>smokers are more likely than<text:s/>nonsmokers<text:s/>to experience<text:s/>mental health conditions<text:s/>such as depression and anxiety.<text:s/>There needs to be more research done<text:s/>to determine why<text:s/>this is.<text:s/>(Centers for Disease Control and Prevention)</text:p>
      <text:p text:style-name="Normal">There are many effects of smoking.<text:s/>It can cost a lot money to buy them, support<text:s/>the<text:s/>habit, and pay<text:s/>any<text:s/>medical bills that it could lead to.<text:s/>It<text:s/>can cause cancer for some people.<text:s/>It can cause breathing issues for people.<text:s/>It can cause heart problems, broken bones,<text:s/>blindness,<text:s/>and<text:s/>tooth loss.<text:s/>For<text:s/>those who choose to smoke<text:s/>they<text:s/>could face<text:s/>any or all these problems, it could also lead to an early death.<text:s/></text:p>
      <text:p text:style-name="P4"/>
      <text:h text:style-name="Heading1" text:outline-level="1">Works Cited</text:h>
      <text:p text:style-name="Bibliography">23 April 2018. 7 October 2018. &lt;http://bit.ly/2NlIkeV&gt;.</text:p>
      <text:p text:style-name="Bibliography"><text:span text:style-name="T5">Asthma and Secondhand Smoke</text:span>. 23 April 2018. 3 October 2018. &lt;http://bit.ly/2OwWkam&gt;.</text:p>
      <text:p text:style-name="Bibliography">Bottrell, John.<text:s/><text:span text:style-name="T6">Asthma and Smoking: What’s the Deal?</text:span><text:s/>Ed. John Bottrell. 14 June 2017. 2 October 2018. &lt;http://bit.ly/2P5EfgJ&gt;.</text:p>
      <text:p text:style-name="Bibliography">Brawley, Otis.<text:s/><text:span text:style-name="T7">How quickly does lung cancer develop for smokers?</text:span><text:s/>Ed. Otis Brawley. 11 April 2011. CNN. 2 October 2018. &lt;https://cnn.it/2NXr1WK&gt;.</text:p>
      <text:p text:style-name="Bibliography"><text:span text:style-name="T8">Chronic Obstructive Pulmonary Disease (COPD)</text:span>. n.d. 7 October 2018. &lt;http://bit.ly/2NuexAS&gt;.</text:p>
      <text:p text:style-name="Bibliography"><text:span text:style-name="T9">Health Effects of Cigarette Smoking</text:span>. n.d. 1 October 2018. &lt;http://bit.ly/2OqLMcU&gt;.</text:p>
      <text:p text:style-name="Bibliography"><text:span text:style-name="T10">Prices Of Cigarettes By State</text:span>. 3 April 2017. 7 October 2018. &lt;http://bit.ly/2NtMAZQ&gt;.</text:p>
      <text:p text:style-name="Bibliography"><text:span text:style-name="T11">Smoking and Bone Health</text:span>. May 2016. 7 October 2018. &lt;http://bit.ly/2zXPuCO&gt;.</text:p>
      <text:p text:style-name="Bibliography"><text:span text:style-name="T12">Vision Loss, Blindness, and Smoking</text:span>. 23 April 2018. 3 October 2018. &lt;http://bit.ly/2Nl2Vjp&gt;.</text:p>
      <text:p text:style-name="Bibliography">Wanjek, Christopher.<text:s/><text:span text:style-name="T13">Smoking's Many Myths Examined</text:span>. Ed. Christopher Wanjek. 18 November 2008. 2 October 2018. &lt;http://bit.ly/2xVpl6d&gt;.</text:p>
      <text:p text:style-name="Normal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indent="0in"/>
      <style:text-properties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text-indent="0in"/>
      <style:text-properties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text-indent="0in"/>
      <style:text-properties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text-indent="0in"/>
      <style:text-properties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text-indent="0in"/>
      <style:text-properties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text-indent="0in"/>
      <style:text-properties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text-indent="0in"/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text-indent="0in"/>
      <style:text-properties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text-indent="0in"/>
      <style:text-properties fo:hyphenate="false"/>
    </style:style>
    <style:style style:name="Normal" style:display-name="Normal" style:family="paragraph">
      <style:paragraph-properties fo:line-height="200%" fo:text-indent="0.5in"/>
      <style:text-properties fo:font-size="12pt" style:font-size-asian="12pt" style:font-size-complex="12pt" style:language-asian="ja" style:country-asian="JP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text-align="end" fo:line-height="100%" fo:text-indent="0in"/>
      <style:text-properties fo:hyphenate="false"/>
    </style:style>
    <style:style style:name="BalloonText" style:display-name="Balloon Text" style:family="paragraph" style:parent-style-name="Normal">
      <style:paragraph-properties fo:line-height="100%" fo:text-indent="0in"/>
      <style:text-properties style:font-name="Segoe UI" style:font-name-complex="Segoe UI" fo:font-size="11pt" style:font-size-asian="11pt" style:font-size-complex="9pt" fo:hyphenate="false"/>
    </style:style>
    <style:style style:name="Bibliography" style:display-name="Bibliography" style:family="paragraph" style:parent-style-name="Normal" style:next-style-name="Normal">
      <style:paragraph-properties fo:margin-left="0.5in" fo:text-indent="-0.5in">
        <style:tab-stops/>
      </style:paragraph-properties>
      <style:text-properties fo:hyphenate="false"/>
    </style:style>
    <style:style style:name="BlockText" style:display-name="Block Text" style:family="paragraph" style:parent-style-name="Normal">
      <style:paragraph-properties fo:border="0.0034in solid #595959" fo:padding="0.1388in" style:shadow="none" fo:margin-left="0.8in" fo:margin-right="0.8in" fo:text-indent="0in">
        <style:tab-stops/>
      </style:paragraph-properties>
      <style:text-properties fo:font-style="italic" style:font-style-asian="italic" style:font-style-complex="italic" fo:color="#595959" fo:hyphenate="false"/>
    </style:style>
    <style:style style:name="BodyText" style:display-name="Body Text" style:family="paragraph" style:parent-style-name="Normal">
      <style:paragraph-properties fo:margin-bottom="0.0833in" fo:text-indent="0in"/>
      <style:text-properties fo:hyphenate="false"/>
    </style:style>
    <style:style style:name="BodyText2" style:display-name="Body Text 2" style:family="paragraph" style:parent-style-name="Normal">
      <style:paragraph-properties fo:margin-bottom="0.0833in" fo:text-indent="0in"/>
      <style:text-properties fo:hyphenate="false"/>
    </style:style>
    <style:style style:name="BodyText3" style:display-name="Body Text 3" style:family="paragraph" style:parent-style-name="Normal">
      <style:paragraph-properties fo:margin-bottom="0.0833in" fo:text-indent="0in"/>
      <style:text-properties fo:font-size="11pt" style:font-size-asian="11pt" style:font-size-complex="8pt" fo:hyphenate="false"/>
    </style:style>
    <style:style style:name="BodyTextFirstIndent" style:display-name="Body Text First Indent" style:family="paragraph" style:parent-style-name="BodyText">
      <style:paragraph-properties fo:margin-bottom="0in"/>
      <style:text-properties fo:hyphenate="false"/>
    </style:style>
    <style:style style:name="BodyTextIndent" style:display-name="Body Text Indent" style:family="paragraph" style:parent-style-name="Normal">
      <style:paragraph-properties fo:margin-bottom="0.0833in" fo:margin-left="0.25in" fo:text-indent="0in">
        <style:tab-stops/>
      </style:paragraph-properties>
      <style:text-properties fo:hyphenate="false"/>
    </style:style>
    <style:style style:name="BodyTextFirstIndent2" style:display-name="Body Text First Indent 2" style:family="paragraph" style:parent-style-name="BodyTextIndent">
      <style:paragraph-properties fo:margin-bottom="0in"/>
      <style:text-properties fo:hyphenate="false"/>
    </style:style>
    <style:style style:name="BodyTextIndent2" style:display-name="Body Text Indent 2" style:family="paragraph" style:parent-style-name="Normal">
      <style:paragraph-properties fo:margin-bottom="0.0833in" fo:margin-left="0.25in" fo:text-indent="0in">
        <style:tab-stops/>
      </style:paragraph-properties>
      <style:text-properties fo:hyphenate="false"/>
    </style:style>
    <style:style style:name="BodyTextIndent3" style:display-name="Body Text Indent 3" style:family="paragraph" style:parent-style-name="Normal">
      <style:paragraph-properties fo:margin-bottom="0.0833in" fo:margin-left="0.25in" fo:text-indent="0in">
        <style:tab-stops/>
      </style:paragraph-properties>
      <style:text-properties fo:font-size="11pt" style:font-size-asian="11pt" style:font-size-complex="8pt" fo:hyphenate="false"/>
    </style:style>
    <style:style style:name="Caption" style:display-name="Caption" style:family="paragraph" style:parent-style-name="Normal" style:next-style-name="Normal">
      <style:paragraph-properties fo:margin-bottom="0.1388in" fo:line-height="100%" fo:text-indent="0in"/>
      <style:text-properties fo:font-style="italic" style:font-style-asian="italic" style:font-style-complex="italic" fo:color="#000000" fo:font-size="11pt" style:font-size-asian="11pt" style:font-size-complex="9pt" fo:hyphenate="false"/>
    </style:style>
    <style:style style:name="Closing" style:display-name="Closing" style:family="paragraph" style:parent-style-name="Normal">
      <style:paragraph-properties fo:line-height="100%" fo:margin-left="3in" fo:text-indent="0in">
        <style:tab-stops/>
      </style:paragraph-properties>
      <style:text-properties fo:hyphenate="false"/>
    </style:style>
    <style:style style:name="CommentText1" style:display-name="Comment Text1" style:family="paragraph" style:parent-style-name="Normal">
      <style:paragraph-properties fo:line-height="100%" fo:text-indent="0in"/>
      <style:text-properties fo:font-size="11pt" style:font-size-asian="11pt" style:font-size-complex="10pt" fo:hyphenate="false"/>
    </style:style>
    <style:style style:name="CommentSubject1" style:display-name="Comment Subject1" style:family="paragraph" style:parent-style-name="CommentText1" style:next-style-name="CommentText1">
      <style:text-properties fo:font-weight="bold" style:font-weight-asian="bold" style:font-weight-complex="bold" fo:hyphenate="false"/>
    </style:style>
    <style:style style:name="Date" style:display-name="Date" style:family="paragraph" style:parent-style-name="Normal" style:next-style-name="Normal">
      <style:paragraph-properties fo:text-indent="0in"/>
      <style:text-properties fo:hyphenate="false"/>
    </style:style>
    <style:style style:name="DocumentMap" style:display-name="Document Map" style:family="paragraph" style:parent-style-name="Normal">
      <style:paragraph-properties fo:line-height="100%" fo:text-indent="0in"/>
      <style:text-properties style:font-name="Segoe UI" style:font-name-complex="Segoe UI" fo:font-size="11pt" style:font-size-asian="11pt" style:font-size-complex="8pt" fo:hyphenate="false"/>
    </style:style>
    <style:style style:name="E-mailSignature" style:display-name="E-mail Signature" style:family="paragraph" style:parent-style-name="Normal">
      <style:paragraph-properties fo:line-height="100%" fo:text-indent="0in"/>
      <style:text-properties fo:hyphenate="false"/>
    </style:style>
    <style:style style:name="EndnoteText" style:display-name="Endnote Text" style:family="paragraph" style:parent-style-name="Normal">
      <style:text-properties fo:hyphenate="false"/>
    </style:style>
    <style:style style:name="EnvelopeAddress" style:display-name="Envelope Address" style:family="paragraph" style:parent-style-name="Normal">
      <style:paragraph-properties fo:line-height="100%" fo:margin-left="2in" fo:text-indent="0in">
        <style:tab-stops/>
      </style:paragraph-properties>
      <style:text-properties fo:hyphenate="false"/>
    </style:style>
    <style:style style:name="EnvelopeReturn" style:display-name="Envelope Return" style:family="paragraph" style:parent-style-name="Normal">
      <style:paragraph-properties fo:line-height="100%" fo:text-indent="0in"/>
      <style:text-properties fo:font-size="11pt" style:font-size-asian="11pt" style:font-size-complex="10pt" fo:hyphenate="false"/>
    </style:style>
    <style:style style:name="TableTitle" style:display-name="Table Title" style:family="paragraph" style:parent-style-name="Normal" style:next-style-name="Normal">
      <style:paragraph-properties fo:margin-left="0.25in" fo:text-indent="-0.25in">
        <style:tab-stops/>
      </style:paragraph-properties>
      <style:text-properties fo:hyphenate="false"/>
    </style:style>
    <style:style style:name="FootnoteText" style:display-name="Footnote Text" style:family="paragraph" style:parent-style-name="Normal">
      <style:text-properties fo:hyphenate="false"/>
    </style:style>
    <style:style style:name="HTMLAddress" style:display-name="HTML Address" style:family="paragraph" style:parent-style-name="Normal">
      <style:paragraph-properties fo:line-height="100%" fo:text-indent="0in"/>
      <style:text-properties fo:font-style="italic" style:font-style-asian="italic" style:font-style-complex="italic" fo:hyphenate="false"/>
    </style:style>
    <style:style style:name="HTMLPreformatted" style:display-name="HTML Preformatted" style:family="paragraph" style:parent-style-name="Normal">
      <style:paragraph-properties fo:line-height="100%" fo:text-indent="0in"/>
      <style:text-properties style:font-name="Consolas" style:font-name-complex="Consolas" fo:font-size="11pt" style:font-size-asian="11pt" style:font-size-complex="10pt" fo:hyphenate="false"/>
    </style:style>
    <style:style style:name="Index1" style:display-name="Index 1" style:family="paragraph" style:parent-style-name="Normal" style:next-style-name="Normal">
      <style:paragraph-properties fo:line-height="100%" fo:margin-left="0.1666in" fo:text-indent="0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>
      <style:paragraph-properties fo:line-height="100%" fo:margin-left="0.3333in" fo:text-indent="0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>
      <style:paragraph-properties fo:line-height="100%" fo:margin-left="0.5in" fo:text-indent="0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>
      <style:paragraph-properties fo:line-height="100%" fo:margin-left="0.6666in" fo:text-indent="0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>
      <style:paragraph-properties fo:line-height="100%" fo:margin-left="0.8333in" fo:text-indent="0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>
      <style:paragraph-properties fo:line-height="100%" fo:margin-left="1in" fo:text-indent="0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>
      <style:paragraph-properties fo:line-height="100%" fo:margin-left="1.1666in" fo:text-indent="0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>
      <style:paragraph-properties fo:line-height="100%" fo:margin-left="1.3333in" fo:text-indent="0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>
      <style:paragraph-properties fo:line-height="100%" fo:margin-left="1.5in" fo:text-indent="0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paragraph-properties fo:text-indent="0in"/>
      <style:text-properties fo:font-weight="bold" style:font-weight-asian="bold" style:font-weight-complex="bold" fo:hyphenate="false"/>
    </style:style>
    <style:style style:name="List" style:display-name="List" style:family="paragraph" style:parent-style-name="Normal">
      <style:paragraph-properties fo:margin-left="0.25in" fo:text-indent="0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0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0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fo:margin-left="1in" fo:text-indent="0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fo:margin-left="1.25in" fo:text-indent="0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0">
      <style:paragraph-properties fo:margin-left="0.25in">
        <style:tab-stops/>
      </style:paragraph-properties>
      <style:text-properties fo:hyphenate="false"/>
    </style:style>
    <style:style style:name="ListBullet2" style:display-name="List Bullet 2" style:family="paragraph" style:parent-style-name="Normal" style:list-style-name="LFO8">
      <style:paragraph-properties fo:margin-left="0.5in">
        <style:tab-stops/>
      </style:paragraph-properties>
      <style:text-properties fo:hyphenate="false"/>
    </style:style>
    <style:style style:name="ListBullet3" style:display-name="List Bullet 3" style:family="paragraph" style:parent-style-name="Normal" style:list-style-name="LFO7">
      <style:paragraph-properties fo:margin-left="0.75in">
        <style:tab-stops/>
      </style:paragraph-properties>
      <style:text-properties fo:hyphenate="false"/>
    </style:style>
    <style:style style:name="ListBullet4" style:display-name="List Bullet 4" style:family="paragraph" style:parent-style-name="Normal" style:list-style-name="LFO6">
      <style:paragraph-properties fo:margin-left="1in">
        <style:tab-stops/>
      </style:paragraph-properties>
      <style:text-properties fo:hyphenate="false"/>
    </style:style>
    <style:style style:name="ListBullet5" style:display-name="List Bullet 5" style:family="paragraph" style:parent-style-name="Normal" style:list-style-name="LFO5">
      <style:paragraph-properties fo:margin-left="1.25in">
        <style:tab-stops/>
      </style:paragraph-properties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 fo:text-indent="0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 fo:text-indent="0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 fo:text-indent="0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fo:margin-bottom="0.0833in" fo:margin-left="1in" fo:text-indent="0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fo:margin-bottom="0.0833in" fo:margin-left="1.25in" fo:text-indent="0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9">
      <style:paragraph-properties fo:margin-left="0.25in">
        <style:tab-stops/>
      </style:paragraph-properties>
      <style:text-properties fo:hyphenate="false"/>
    </style:style>
    <style:style style:name="ListNumber2" style:display-name="List Number 2" style:family="paragraph" style:parent-style-name="Normal" style:list-style-name="LFO4">
      <style:paragraph-properties fo:margin-left="0.5in">
        <style:tab-stops/>
      </style:paragraph-properties>
      <style:text-properties fo:hyphenate="false"/>
    </style:style>
    <style:style style:name="ListNumber3" style:display-name="List Number 3" style:family="paragraph" style:parent-style-name="Normal" style:list-style-name="LFO3">
      <style:paragraph-properties fo:margin-left="0.75in">
        <style:tab-stops/>
      </style:paragraph-properties>
      <style:text-properties fo:hyphenate="false"/>
    </style:style>
    <style:style style:name="ListNumber4" style:display-name="List Number 4" style:family="paragraph" style:parent-style-name="Normal" style:list-style-name="LFO2">
      <style:paragraph-properties fo:margin-left="1in">
        <style:tab-stops/>
      </style:paragraph-properties>
      <style:text-properties fo:hyphenate="false"/>
    </style:style>
    <style:style style:name="ListNumber5" style:display-name="List Number 5" style:family="paragraph" style:parent-style-name="Normal" style:list-style-name="LFO1">
      <style:paragraph-properties fo:margin-left="1.25in">
        <style:tab-stops/>
      </style:paragraph-properties>
      <style:text-properties fo:hyphenate="false"/>
    </style:style>
    <style:style style:name="MacroText1" style:display-name="Macro Text1" style:family="paragraph">
      <style:paragraph-properties fo:line-height="200%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Consolas" fo:font-size="11pt" style:font-size-asian="11pt" style:language-asian="ja" style:country-asian="JP" fo:hyphenate="false"/>
    </style:style>
    <style:style style:name="MessageHeader" style:display-name="Message Header" style:family="paragraph" style:parent-style-name="Normal">
      <style:paragraph-properties fo:border="0.0104in solid #000000" fo:padding="0.0138in" style:shadow="none" fo:line-height="100%" fo:margin-left="0.75in" fo:text-indent="0in">
        <style:tab-stops/>
      </style:paragraph-properties>
      <style:text-properties fo:hyphenate="false"/>
    </style:style>
    <style:style style:name="NoSpacing" style:display-name="No Spacing" style:family="paragraph">
      <style:paragraph-properties fo:line-height="200%"/>
      <style:text-properties fo:font-size="12pt" style:font-size-asian="12pt" style:font-size-complex="12pt" style:language-asian="ja" style:country-asian="JP" fo:hyphenate="false"/>
    </style:style>
    <style:style style:name="NormalWeb" style:display-name="Normal (Web)" style:family="paragraph" style:parent-style-name="Normal">
      <style:paragraph-properties fo:text-indent="0in"/>
      <style:text-properties fo:hyphenate="false"/>
    </style:style>
    <style:style style:name="NormalIndent" style:display-name="Normal Indent" style:family="paragraph" style:parent-style-name="Normal">
      <style:paragraph-properties fo:margin-left="0.5in" fo:text-indent="0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line-height="100%" fo:text-indent="0in"/>
      <style:text-properties fo:hyphenate="false"/>
    </style:style>
    <style:style style:name="PlainText" style:display-name="Plain Text" style:family="paragraph" style:parent-style-name="Normal">
      <style:paragraph-properties fo:line-height="100%" fo:text-indent="0in"/>
      <style:text-properties style:font-name="Consolas" style:font-name-complex="Consolas" fo:font-size="11pt" style:font-size-asian="11pt" style:font-size-complex="10.5pt" fo:hyphenate="false"/>
    </style:style>
    <style:style style:name="Quote" style:display-name="Quote" style:family="paragraph" style:parent-style-name="Normal" style:next-style-name="Normal">
      <style:paragraph-properties fo:margin-left="1in" fo:text-indent="0in">
        <style:tab-stops/>
      </style:paragraph-properties>
      <style:text-properties fo:hyphenate="false"/>
    </style:style>
    <style:style style:name="Salutation" style:display-name="Salutation" style:family="paragraph" style:parent-style-name="Normal" style:next-style-name="Normal">
      <style:paragraph-properties fo:text-indent="0in"/>
      <style:text-properties fo:hyphenate="false"/>
    </style:style>
    <style:style style:name="Signature" style:display-name="Signature" style:family="paragraph" style:parent-style-name="Normal">
      <style:paragraph-properties fo:line-height="100%" fo:margin-left="3in" fo:text-indent="0in">
        <style:tab-stops/>
      </style:paragraph-properties>
      <style:text-properties fo:hyphenate="false"/>
    </style:style>
    <style:style style:name="TableofAuthorities" style:display-name="Table of Authorities" style:family="paragraph" style:parent-style-name="Normal" style:next-style-name="Normal">
      <style:paragraph-properties fo:margin-left="0.1666in" fo:text-indent="0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paragraph-properties fo:text-indent="0in"/>
      <style:text-properties fo:hyphenate="false"/>
    </style:style>
    <style:style style:name="Title" style:display-name="Title" style:family="paragraph" style:parent-style-name="Normal" style:next-style-name="Normal">
      <style:paragraph-properties fo:text-align="center" fo:text-indent="0in"/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 fo:text-indent="0in"/>
      <style:text-properties fo:font-weight="bold" style:font-weight-asian="bold" style:font-weight-complex="bold" fo:hyphenate="false"/>
    </style:style>
    <style:style style:name="TOC1" style:display-name="TOC 1" style:family="paragraph" style:parent-style-name="Normal" style:next-style-name="Normal">
      <style:paragraph-properties fo:margin-bottom="0.0694in" fo:text-indent="0in"/>
      <style:text-properties fo:hyphenate="false"/>
    </style:style>
    <style:style style:name="TOC2" style:display-name="TOC 2" style:family="paragraph" style:parent-style-name="Normal" style:next-style-name="Normal">
      <style:paragraph-properties fo:margin-bottom="0.0694in" fo:margin-left="0.1666in" fo:text-indent="0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>
      <style:paragraph-properties fo:margin-bottom="0.0694in" fo:margin-left="0.3333in" fo:text-indent="0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>
      <style:paragraph-properties fo:margin-bottom="0.0694in" fo:margin-left="0.5in" fo:text-indent="0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>
      <style:paragraph-properties fo:margin-bottom="0.0694in" fo:margin-left="0.6666in" fo:text-indent="0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>
      <style:paragraph-properties fo:margin-bottom="0.0694in" fo:margin-left="0.8333in" fo:text-indent="0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>
      <style:paragraph-properties fo:margin-bottom="0.0694in" fo:margin-left="1in" fo:text-indent="0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>
      <style:paragraph-properties fo:margin-bottom="0.0694in" fo:margin-left="1.1666in" fo:text-indent="0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>
      <style:paragraph-properties fo:margin-bottom="0.0694in" fo:margin-left="1.3333in" fo:text-indent="0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TableSource" style:display-name="Table Source" style:family="paragraph" style:parent-style-name="TableTitle" style:next-style-name="Normal">
      <style:paragraph-properties fo:margin-top="0.1666in"/>
      <style:text-properties fo:hyphenate="false"/>
    </style:style>
    <style:style style:name="TableNote" style:display-name="Table Note" style:family="paragraph" style:parent-style-name="Normal" style:list-style-name="LFO13">
      <style:paragraph-properties fo:margin-left="0in" fo:text-indent="0.5in">
        <style:tab-stops/>
      </style:paragraph-properties>
      <style:text-properties fo:hyphenate="false"/>
    </style:style>
    <style:style style:name="SectionTitle" style:display-name="Section Title" style:family="paragraph" style:parent-style-name="Normal" style:next-style-name="Normal" style:default-outline-level="1">
      <style:paragraph-properties fo:break-before="page" fo:text-align="center" fo:text-indent="0in"/>
      <style:text-properties fo:hyphenate="false"/>
    </style:style>
    <style:style style:name="Footer" style:display-name="Footer" style:family="paragraph" style:parent-style-name="Normal">
      <style:paragraph-properties fo:line-height="100%"/>
      <style:text-properties fo:hyphenate="false"/>
    </style:style>
    <style:style style:name="IntenseQuote" style:display-name="Intense Quote" style:family="paragraph" style:parent-style-name="Normal" style:next-style-name="Normal">
      <style:paragraph-properties fo:border-top="0.0069in solid #595959" fo:border-left="0in solid #FFFFFF" fo:border-bottom="0.0069in solid #595959" fo:border-right="0in solid #FFFFFF" fo:padding-top="0.1388in" fo:padding-left="0.4305in" fo:padding-bottom="0.1388in" fo:padding-right="0.4305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95959" fo:hyphenate="false"/>
    </style:style>
    <style:style style:name="HeaderChar" style:display-name="Header Char" style:family="text" style:parent-style-name="DefaultParagraphFont"/>
    <style:style style:name="BalloonTextChar" style:display-name="Balloon Text Char" style:family="text">
      <style:text-properties style:font-name="Segoe UI" style:font-name-complex="Segoe UI" fo:font-size="11pt" style:font-size-asian="11pt" style:font-size-complex="9pt"/>
    </style:style>
    <style:style style:name="BodyTextChar" style:display-name="Body Text Char" style:family="text" style:parent-style-name="DefaultParagraphFont"/>
    <style:style style:name="BodyText2Char" style:display-name="Body Text 2 Char" style:family="text" style:parent-style-name="DefaultParagraphFont"/>
    <style:style style:name="BodyText3Char" style:display-name="Body Text 3 Char" style:family="text">
      <style:text-properties fo:font-size="11pt" style:font-size-asian="11pt" style:font-size-complex="8pt"/>
    </style:style>
    <style:style style:name="BodyTextFirstIndentChar" style:display-name="Body Text First Indent Char" style:family="text" style:parent-style-name="BodyTextChar"/>
    <style:style style:name="BodyTextIndentChar" style:display-name="Body Text Indent Char" style:family="text" style:parent-style-name="DefaultParagraphFont"/>
    <style:style style:name="BodyTextFirstIndent2Char" style:display-name="Body Text First Indent 2 Char" style:family="text" style:parent-style-name="BodyTextIndentChar"/>
    <style:style style:name="BodyTextIndent2Char" style:display-name="Body Text Indent 2 Char" style:family="text" style:parent-style-name="DefaultParagraphFont"/>
    <style:style style:name="BodyTextIndent3Char" style:display-name="Body Text Indent 3 Char" style:family="text">
      <style:text-properties fo:font-size="11pt" style:font-size-asian="11pt" style:font-size-complex="8pt"/>
    </style:style>
    <style:style style:name="ClosingChar" style:display-name="Closing Char" style:family="text" style:parent-style-name="DefaultParagraphFont"/>
    <style:style style:name="CommentTextChar" style:display-name="Comment Text Char" style:family="text">
      <style:text-properties fo:font-size="11pt" style:font-size-asian="11pt" style:font-size-complex="10pt"/>
    </style:style>
    <style:style style:name="CommentSubjectChar" style:display-name="Comment Subject Char" style:family="text">
      <style:text-properties fo:font-weight="bold" style:font-weight-asian="bold" style:font-weight-complex="bold" fo:font-size="11pt" style:font-size-asian="11pt" style:font-size-complex="10pt"/>
    </style:style>
    <style:style style:name="DateChar" style:display-name="Date Char" style:family="text" style:parent-style-name="DefaultParagraphFont"/>
    <style:style style:name="DocumentMapChar" style:display-name="Document Map Char" style:family="text">
      <style:text-properties style:font-name="Segoe UI" style:font-name-complex="Segoe UI" fo:font-size="11pt" style:font-size-asian="11pt" style:font-size-complex="8pt"/>
    </style:style>
    <style:style style:name="E-mailSignatureChar" style:display-name="E-mail Signature Char" style:family="text" style:parent-style-name="DefaultParagraphFont"/>
    <style:style style:name="EndnoteTextChar" style:display-name="Endnote Text Char" style:family="text" style:parent-style-name="DefaultParagraphFont"/>
    <style:style style:name="FootnoteTextChar" style:display-name="Footnote Text Char" style:family="text" style:parent-style-name="DefaultParagraphFont"/>
    <style:style style:name="Heading1Char" style:display-name="Heading 1 Char" style:family="text">
      <style:text-properties style:font-name="Times New Roman" style:font-name-asian="Times New Roman"/>
    </style:style>
    <style:style style:name="Heading2Char" style:display-name="Heading 2 Char" style:family="text">
      <style:text-properties style:font-name="Times New Roman" style:font-name-asian="Times New Roman"/>
    </style:style>
    <style:style style:name="Heading3Char" style:display-name="Heading 3 Char" style:family="text">
      <style:text-properties style:font-name="Times New Roman" style:font-name-asian="Times New Roman"/>
    </style:style>
    <style:style style:name="Heading4Char" style:display-name="Heading 4 Char" style:family="text">
      <style:text-properties style:font-name="Times New Roman" style:font-name-asian="Times New Roman"/>
    </style:style>
    <style:style style:name="Heading5Char" style:display-name="Heading 5 Char" style:family="text">
      <style:text-properties style:font-name="Times New Roman" style:font-name-asian="Times New Roman"/>
    </style:style>
    <style:style style:name="Heading6Char" style:display-name="Heading 6 Char" style:family="text">
      <style:text-properties style:font-name="Times New Roman" style:font-name-asian="Times New Roman"/>
    </style:style>
    <style:style style:name="Heading7Char" style:display-name="Heading 7 Char" style:family="text">
      <style:text-properties style:font-name="Times New Roman" style:font-name-asian="Times New Roman"/>
    </style:style>
    <style:style style:name="Heading8Char" style:display-name="Heading 8 Char" style:family="text">
      <style:text-properties style:font-name="Times New Roman" style:font-name-asian="Times New Roman"/>
    </style:style>
    <style:style style:name="Heading9Char" style:display-name="Heading 9 Char" style:family="text">
      <style:text-properties style:font-name="Times New Roman" style:font-name-asian="Times New Roman"/>
    </style:style>
    <style:style style:name="HTMLAddressChar" style:display-name="HTML Address Char" style:family="text">
      <style:text-properties fo:font-style="italic" style:font-style-asian="italic" style:font-style-complex="italic"/>
    </style:style>
    <style:style style:name="HTMLPreformattedChar" style:display-name="HTML Preformatted Char" style:family="text">
      <style:text-properties style:font-name="Consolas" style:font-name-complex="Consolas" fo:font-size="11pt" style:font-size-asian="11pt" style:font-size-complex="10pt"/>
    </style:style>
    <style:style style:name="MacroTextChar" style:display-name="Macro Text Char" style:family="text">
      <style:text-properties style:font-name="Consolas" style:font-name-complex="Consolas" fo:font-size="11pt" style:font-size-asian="11pt" style:font-size-complex="10pt"/>
    </style:style>
    <style:style style:name="MessageHeaderChar" style:display-name="Message Header Char" style:family="text">
      <style:text-properties style:font-name="Times New Roman" style:font-name-asian="Times New Roman" fo:background-color="transparent"/>
    </style:style>
    <style:style style:name="NoteHeadingChar" style:display-name="Note Heading Char" style:family="text" style:parent-style-name="DefaultParagraphFont"/>
    <style:style style:name="PlainTextChar" style:display-name="Plain Text Char" style:family="text">
      <style:text-properties style:font-name="Consolas" style:font-name-complex="Consolas" fo:font-size="11pt" style:font-size-asian="11pt" style:font-size-complex="10.5pt"/>
    </style:style>
    <style:style style:name="QuoteChar" style:display-name="Quote Char" style:family="text" style:parent-style-name="DefaultParagraphFont"/>
    <style:style style:name="SalutationChar" style:display-name="Salutation Char" style:family="text" style:parent-style-name="DefaultParagraphFont"/>
    <style:style style:name="SignatureChar" style:display-name="Signature Char" style:family="text" style:parent-style-name="DefaultParagraphFont"/>
    <style:style style:name="TitleChar" style:display-name="Title Char" style:family="text">
      <style:text-properties style:font-name="Times New Roman" style:font-name-asian="Times New Roman" style:letter-kerning="false"/>
    </style:style>
    <style:style style:name="PlaceholderText" style:display-name="Placeholder Text" style:family="text">
      <style:text-properties fo:color="#595959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FooterChar" style:display-name="Footer Char" style:family="text" style:parent-style-name="DefaultParagraphFont"/>
    <style:style style:name="IntenseEmphasis" style:display-name="Intense Emphasis" style:family="text">
      <style:text-properties fo:font-style="italic" style:font-style-asian="italic" style:font-style-complex="italic" fo:color="#595959"/>
    </style:style>
    <style:style style:name="IntenseQuoteChar" style:display-name="Intense Quote Char" style:family="text">
      <style:text-properties fo:font-style="italic" style:font-style-asian="italic" style:font-style-complex="italic" fo:color="#595959"/>
    </style:style>
    <style:style style:name="IntenseReference" style:display-name="Intense Reference" style:family="text">
      <style:text-properties fo:font-weight="bold" style:font-weight-asian="bold" style:font-weight-complex="bold" fo:font-variant="small-caps" fo:color="#595959" fo:letter-spacing="normal"/>
    </style:style>
    <style:style style:name="FollowedHyperlink" style:display-name="FollowedHyperlink" style:family="text">
      <style:text-properties fo:color="#595959" style:text-underline-type="single" style:text-underline-style="solid" style:text-underline-width="auto" style:text-underline-mode="continuous"/>
    </style:style>
    <style:style style:name="CommentReference1" style:display-name="Comment Reference1" style:family="text">
      <style:text-properties fo:font-size="11pt" style:font-size-asian="11pt" style:font-size-complex="8pt"/>
    </style:style>
    <style:style style:name="HTMLCode" style:display-name="HTML Code" style:family="text">
      <style:text-properties style:font-name="Consolas" fo:font-size="11pt" style:font-size-asian="11pt" style:font-size-complex="10pt"/>
    </style:style>
    <style:style style:name="HTMLKeyboard" style:display-name="HTML Keyboard" style:family="text">
      <style:text-properties style:font-name="Consolas" fo:font-size="11pt" style:font-size-asian="11pt" style:font-size-complex="10pt"/>
    </style:style>
    <style:style style:name="HTMLTypewriter" style:display-name="HTML Typewriter" style:family="text">
      <style:text-properties style:font-name="Consolas" fo:font-size="11pt" style:font-size-asian="11pt" style:font-size-complex="10pt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LineNumber" style:display-name="Line 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text:list-style style:name="LFO1">
      <text:list-level-style-number text:level="1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ymbol"/>
      </text:list-level-style-bullet>
    </text:list-style>
    <style:style style:name="WW_CharLFO6LVL1" style:family="text">
      <style:text-properties style:font-name="Symbol"/>
    </style:style>
    <text:list-style style:name="LFO6">
      <text:list-level-style-bullet text:level="1" text:style-name="WW_CharLFO6LVL1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/>
    </style:style>
    <text:list-style style:name="LFO7">
      <text:list-level-style-bullet text:level="1" text:style-name="WW_CharLFO7LVL1" text:bullet-char="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Symbol"/>
      </text:list-level-style-bullet>
    </text:list-style>
    <style:style style:name="WW_CharLFO8LVL1" style:family="text">
      <style:text-properties style:font-name="Symbol"/>
    </style:style>
    <text:list-style style:name="LFO8">
      <text:list-level-style-bullet text:level="1" text:style-name="WW_CharLFO8LVL1" text:bullet-char="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Symbol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LFO10">
      <text:list-level-style-bullet text:level="1" text:style-name="WW_CharLFO10LVL1" text:bullet-char="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space" fo:margin-left="0.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style:num-suffix="." style:num-format="i">
        <style:list-level-properties text:space-before="1.875in" text:min-label-width="0in" text:list-level-position-and-space-mode="label-alignment">
          <style:list-level-label-alignment text:label-followed-by="listtab" fo:margin-left="1.875in" fo:text-indent="0in"/>
        </style:list-level-properties>
      </text:list-level-style-number>
      <text:list-level-style-number text:level="4" style:num-suffix=".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style:num-suffix="." style:num-format="i">
        <style:list-level-properties text:space-before="3.375in" text:min-label-width="0in" text:list-level-position-and-space-mode="label-alignment">
          <style:list-level-label-alignment text:label-followed-by="listtab" fo:margin-left="3.375in" fo:text-indent="0in"/>
        </style:list-level-properties>
      </text:list-level-style-number>
      <text:list-level-style-number text:level="7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style:num-suffix="." style:num-format="i">
        <style:list-level-properties text:space-before="4.875in" text:min-label-width="0in" text:list-level-position-and-space-mode="label-alignment">
          <style:list-level-label-alignment text:label-followed-by="listtab" fo:margin-left="4.875in" fo:text-indent="0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4" style:num-prefix="(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5" style:num-suffix=")" style:num-format="1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7" style:num-suffix=")" style:num-format="i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9" style:num-suffix=".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14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4" style:num-prefix="(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5" style:num-suffix=")" style:num-format="1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7" style:num-suffix=")" style:num-format="i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9" style:num-suffix=".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1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4" style:num-prefix="(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5" style:num-suffix=")" style:num-format="1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7" style:num-suffix=")" style:num-format="i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9" style:num-suffix=".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18">
      <text:list-level-style-number text:level="1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suffix=".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prefix="(" style:num-suffix=")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19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4" style:num-prefix="(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5" style:num-suffix=")" style:num-format="1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7" style:num-suffix=")" style:num-format="i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9" style:num-suffix=".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23">
      <text:list-level-style-number text:level="1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6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7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8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9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Patterson<text:s/><text:page-number text:fixed="false">2</text:page-number></text:p>
      </style:header>
    </style:master-page>
    <style:master-page style:next-style-name="MP0" style:name="MPF0" style:page-layout-name="PL0">
      <style:header>
        <text:p text:style-name="Header">Patterson<text:s/><text:page-number text:fixed="false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he Effects of Smoking</dc:title>
    <dc:description/>
    <dc:subject/>
    <meta:initial-creator>bonbon4patt;User;jtrent238;Johnny Patterson;Patterson, Jonathan T.</meta:initial-creator>
    <dc:creator>Patterson, Jonathan T.</dc:creator>
    <meta:creation-date>2018-10-07T20:43:00Z</meta:creation-date>
    <dc:date>2018-10-07T20:43:00Z</dc:date>
    <meta:print-date>2018-10-07T20:37:00Z</meta:print-date>
    <meta:template xlink:href="Normal.dotm" xlink:type="simple"/>
    <meta:editing-cycles>2</meta:editing-cycles>
    <meta:editing-duration>PT0S</meta:editing-duration>
    <meta:document-statistic meta:page-count="1" meta:paragraph-count="28" meta:word-count="1409" meta:character-count="8259" meta:row-count="109" meta:non-whitespace-character-count="6878"/>
  </office:meta>
</office:document-meta>
</file>